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>
        <style:tab-stops>
          <style:tab-stop style:position="0.388cm"/>
          <style:tab-stop style:position="1.27cm"/>
        </style:tab-stops>
      </style:paragraph-properties>
    </style:style>
    <style:style style:name="P3" style:family="paragraph" style:parent-style-name="Standard">
      <style:paragraph-properties fo:orphans="0" fo:widows="0"/>
      <style:text-properties style:font-name="Calibri" fo:font-size="11pt" fo:language="en" fo:country="US" style:font-size-asian="11pt" style:font-name-complex="Calibri1" style:font-size-complex="11pt"/>
    </style:style>
    <style:style style:name="P4" style:family="paragraph" style:parent-style-name="Standard">
      <style:paragraph-properties fo:orphans="0" fo:widows="0">
        <style:tab-stops>
          <style:tab-stop style:position="0.388cm"/>
          <style:tab-stop style:position="1.27cm"/>
        </style:tab-stops>
      </style:paragraph-properties>
      <style:text-properties style:font-name="Calibri" fo:font-size="11pt" fo:language="en" fo:country="US" style:font-size-asian="11pt" style:font-name-complex="Calibri1" style:font-size-complex="11pt"/>
    </style:style>
    <style:style style:name="P5" style:family="paragraph" style:parent-style-name="Standard" style:list-style-name="WWNum1">
      <style:paragraph-properties fo:margin-left="1.27cm" fo:margin-right="0cm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6" style:family="paragraph" style:parent-style-name="Standard" style:list-style-name="WWNum2">
      <style:paragraph-properties fo:margin-left="1.27cm" fo:margin-right="0cm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7" style:family="paragraph" style:parent-style-name="Standard" style:list-style-name="WWNum3">
      <style:paragraph-properties fo:margin-left="1.27cm" fo:margin-right="0cm" fo:orphans="0" fo:widows="0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P8" style:family="paragraph" style:parent-style-name="Standard">
      <style:paragraph-properties fo:margin-left="0.388cm" fo:margin-right="0cm" fo:orphans="0" fo:widows="0" fo:text-indent="0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 style:master-page-name="Standard">
      <style:paragraph-properties fo:orphans="0" fo:widows="0" style:page-number="auto"/>
    </style:style>
    <style:style style:name="T1" style:family="text">
      <style:text-properties style:font-name="Calibri" fo:font-size="20pt" fo:language="en" fo:country="US" style:font-size-asian="20pt" style:font-name-complex="Calibri1" style:font-size-complex="20pt"/>
    </style:style>
    <style:style style:name="T2" style:family="text">
      <style:text-properties style:font-name="Calibri" fo:font-size="11pt" fo:language="en" fo:country="US" style:font-size-asian="11pt" style:font-name-complex="Calibri1" style:font-size-complex="11pt"/>
    </style:style>
    <style:style style:name="T3" style:family="text">
      <style:text-properties style:font-name="Calibri" fo:font-size="11pt" fo:language="en" fo:country="US" fo:font-weight="bold" style:font-size-asian="11pt" style:font-weight-asian="bold" style:font-name-complex="Calibri1" style:font-size-complex="11pt"/>
    </style:style>
    <style:style style:name="T4" style:family="text">
      <style:text-properties style:font-name="Calibri" fo:font-size="15pt" fo:language="en" fo:country="US" style:font-size-asian="15pt" style:font-name-complex="Calibri1" style:font-size-complex="15pt"/>
    </style:style>
    <style:style style:name="T5" style:family="text">
      <style:text-properties fo:color="#0000ff" style:font-name="Calibri" fo:font-size="11pt" fo:language="en" fo:country="US" style:text-underline-style="solid" style:text-underline-width="auto" style:text-underline-color="#0000ff" style:font-size-asian="11pt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FINNMARKSARKIVENE</text:span></text:p>
      <text:p text:style-name="P1"><text:span text:style-name="T2">Oversettelser, Kainun institutti - Kvensk institutt / Pirjo Paavalniemi</text:span></text:p>
      <text:p text:style-name="P3"/>
      <text:p text:style-name="P3"/>
      <text:p text:style-name="P3"/>
      <text:p text:style-name="P1"><text:span text:style-name="T3">24.02.2014</text:span></text:p>
      <text:p text:style-name="P1"><text:span text:style-name="T2">Nyheter = UUTISSII  </text:span><text:bookmark text:name="_GoBack"/></text:p>
      <text:p text:style-name="P1"><text:span text:style-name="T2">Plan = PLAANA tahi SUUNITELMA</text:span></text:p>
      <text:p text:style-name="P1"><text:span text:style-name="T2">Å planlegge = TEHÐÄ PLAANAN tahi SUUNITELLA</text:span></text:p>
      <text:p text:style-name="P1"><text:span text:style-name="T2">Handlingsplan = TOIMIPLAANA </text:span></text:p>
      <text:p text:style-name="P3"/>
      <text:p text:style-name="P3"/>
      <text:p text:style-name="P1"><text:span text:style-name="T3">19.03.2014</text:span></text:p>
      <text:p text:style-name="P3"/>
      <text:p text:style-name="P1"><text:span text:style-name="T3">1. Finmarkun arkiivit oon arkiivifaakilinen verkosto Finmarkussa. Verkosthoon kuuluthaan laitokset ja järjestöt, jokka säilytethään Finmarkun arkiivimateriaalii Finmarkusta.</text:span></text:p>
      <text:p text:style-name="P3"/>
      <text:p text:style-name="P1"><text:span text:style-name="T2">1. Finmarkun arkiivit oon arkiivifaakilinen verkosto Finmarkussa. Verkosthoon kuuluthaan museumit, arkiivilaitokset, piblioteekit ja paikalishistoorialiset järjestöt, jokka säilytethään Finmarkun arkiivimateriaalii.</text:span></text:p>
      <text:p text:style-name="P3"/>
      <text:p text:style-name="P1"><text:span text:style-name="T2">1. Finmarkun arkiivit oon arkiivifaakilinen verkosto Finmarkussa, ja siihen kuuluthaan laitokset ja järjestöt, jokka säilytethään arkiivimateriaalii Finmarkusta.</text:span></text:p>
      <text:p text:style-name="P1"><text:span text:style-name="T2"> </text:span></text:p>
      <text:p text:style-name="P4"/>
      <text:p text:style-name="P2"><text:span text:style-name="T3">2. Finmarkun arkku oon fylkin privaattiarkiivitten yhtheinen arkiivikataloogi. Kataloogissa oon kaikki net suunile 1000 eri arkiivii, jotka Finmarkun arkiivit omistaa ja säilyttää.</text:span></text:p>
      <text:p text:style-name="P3"/>
      <text:p text:style-name="P1"><text:span text:style-name="T2">2. Finmarkun arkku oon Finmarkun arkiivitten yhtheiskataloogi, jossa oon tiettoi suunile tuhanesta privaattiarkiivista joita säilytethään Finmarkussa.</text:span></text:p>
      <text:p text:style-name="P3"/>
      <text:p text:style-name="P4"><text:soft-page-break/></text:p>
      <text:p text:style-name="P2"><text:span text:style-name="T2">NORSK:</text:span></text:p>
      <text:p text:style-name="P1"><text:span text:style-name="T2">1.  Finnmarksarkivene er et arkivfaglig nettverk for institusjoner og organisasjoner som bevarer arkivmateriale i / fra Finnmark.</text:span></text:p>
      <text:p text:style-name="P1"><text:span text:style-name="T2"> </text:span></text:p>
      <text:p text:style-name="P1"><text:span text:style-name="T2">2. Finnmarksskrinet er en felles arkivkatalog for privatarkiv i fylket. I katalogen finnes det alle de ca. 1000 ulike arkiver som Finnmarksarkivene samlet eier og deponerer fra fylket.</text:span></text:p>
      <text:p text:style-name="P2"><text:span text:style-name="T4"> </text:span></text:p>
      <text:p text:style-name="P4"/>
      <text:p text:style-name="P2"><text:span text:style-name="T3">25.03.2014</text:span></text:p>
      <text:list xml:id="list564876990" text:style-name="WWNum1">
        <text:list-item>
          <text:p text:style-name="P5"><text:span text:style-name="T2">Kulttuurihistoorialiset resursit = Kulturhistoriske ressurser</text:span></text:p>
        </text:list-item>
      </text:list>
      <text:list xml:id="list2464223576" text:style-name="WWNum2">
        <text:list-item>
          <text:p text:style-name="P6"><text:span text:style-name="T2">Met säilytämmä sinun histoorian! Oonko sinula arkiivi tahi kuvvii joita sie halluut säilyttäät </text:span></text:p>
        </text:list-item>
      </text:list>
      <text:p text:style-name="P8"><text:span text:style-name="T2">tulleevaisuutta varten? Ota yhtheyđen meihin!   </text:span></text:p>
      <text:p text:style-name="P1"><text:span text:style-name="T2">Vi berger din historie! Har du et arkiv eller fotografier som du vil bevare for fremtiden? </text:span><text:a xlink:type="simple" xlink:href="http://finnmarksarkivene.no/?p=42" text:style-name="Standard" text:visited-style-name="Standard"><text:span text:style-name="T5">Ta kontakt med oss!</text:span></text:a></text:p>
      <text:p text:style-name="P3"/>
      <text:list xml:id="list2104288830" text:style-name="WWNum3">
        <text:list-item>
          <text:p text:style-name="P7"><text:span text:style-name="T2">Löyđä arkiiviita näistä teemoista = Finn arkiv etter emne       TAHI</text:span></text:p>
        </text:list-item>
        <text:list-item>
          <text:p text:style-name="P7"><text:span text:style-name="T2">Haje arkiiviita näistä teemoista  = Finn arkiv etter emne         TAHI</text:span></text:p>
        </text:list-item>
        <text:list-item>
          <text:p text:style-name="P7"><text:span text:style-name="T2">Tästä löyđät arkiiviita näistä teemoista = Finn arkiv etter emn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nb" fo:country="NO" style:letter-kerning="false" style:font-name-asian="ＭＳ 明朝" style:font-size-asian="12pt" style:language-asian="nb" style:country-asian="NO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2</meta:editing-cycles>
    <meta:creation-date>2014-03-25T13:36:00</meta:creation-date>
    <dc:date>2014-04-04T12:06:00</dc:date>
    <meta:editing-duration>PT14M</meta:editing-duration>
    <meta:generator>LibreOffice/6.4.6.2$Linux_X86_64 LibreOffice_project/40$Build-2</meta:generator>
    <meta:document-statistic meta:table-count="0" meta:image-count="0" meta:object-count="0" meta:page-count="2" meta:paragraph-count="27" meta:word-count="246" meta:character-count="1960" meta:non-whitespace-character-count="1717"/>
    <meta:user-defined meta:name="AppVersion">14.0000</meta:user-defined>
    <meta:user-defined meta:name="Company">Kainun institutti - 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